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786dec"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3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37" style:family="paragraph" style:parent-style-name="Standard">
      <style:paragraph-properties fo:text-align="center" style:justify-single-word="false"/>
      <style:text-properties style:font-name="Liberation Sans" officeooo:rsid="00126dc0" officeooo:paragraph-rsid="00126dc0"/>
    </style:style>
    <style:style style:name="P38" style:family="paragraph" style:parent-style-name="Standard">
      <style:text-properties style:font-name="Liberation Sans" officeooo:rsid="00126dc0" officeooo:paragraph-rsid="00126dc0"/>
    </style:style>
    <style:style style:name="P3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4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4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4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e8a61"/>
    </style:style>
    <style:style style:name="P4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0e1e2"/>
    </style:style>
    <style:style style:name="P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4dad6"/>
    </style:style>
    <style:style style:name="P4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58147"/>
    </style:style>
    <style:style style:name="P4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4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5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5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5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e8a61"/>
    </style:style>
    <style:style style:name="P5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5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5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40e1e2"/>
    </style:style>
    <style:style style:name="P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685172"/>
    </style:style>
    <style:style style:name="P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40e1e2" style:font-weight-asian="bold" style:font-weight-complex="bold"/>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8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29865c"/>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9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9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9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9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9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9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9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0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697578"/>
    </style:style>
    <style:style style:name="P10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0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0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0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0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0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2">
      <style:paragraph-properties>
        <style:tab-stops>
          <style:tab-stop style:position="6.7283in" style:type="right" style:leader-style="dotted" style:leader-text="."/>
        </style:tab-stops>
      </style:paragraph-properties>
    </style:style>
    <style:style style:name="P112" style:family="paragraph" style:parent-style-name="Footnote">
      <style:text-properties officeooo:rsid="005b5af7" officeooo:paragraph-rsid="005b5af7"/>
    </style:style>
    <style:style style:name="P113" style:family="paragraph" style:parent-style-name="Heading_20_1">
      <style:paragraph-properties fo:break-before="page"/>
    </style:style>
    <style:style style:name="P114" style:family="paragraph" style:parent-style-name="Heading_20_2">
      <style:text-properties officeooo:paragraph-rsid="0040e1e2"/>
    </style:style>
    <style:style style:name="P115" style:family="paragraph" style:parent-style-name="Heading_20_2">
      <style:text-properties officeooo:paragraph-rsid="0013f125"/>
    </style:style>
    <style:style style:name="P116" style:family="paragraph" style:parent-style-name="Heading_20_2">
      <style:text-properties officeooo:rsid="004fdcd8" officeooo:paragraph-rsid="004fdcd8"/>
    </style:style>
    <style:style style:name="P11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18"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19"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20"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2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22"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2590af"/>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25" style:family="paragraph" style:parent-style-name="Title">
      <style:text-properties style:font-name="Liberation Sans"/>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officeooo:rsid="0013f125"/>
    </style:style>
    <style:style style:name="T4" style:family="text">
      <style:text-properties officeooo:rsid="001557b4"/>
    </style:style>
    <style:style style:name="T5" style:family="text">
      <style:text-properties officeooo:rsid="0016095d"/>
    </style:style>
    <style:style style:name="T6" style:family="text">
      <style:text-properties officeooo:rsid="001717ec"/>
    </style:style>
    <style:style style:name="T7" style:family="text">
      <style:text-properties officeooo:rsid="001811bf"/>
    </style:style>
    <style:style style:name="T8" style:family="text">
      <style:text-properties officeooo:rsid="00193b2c"/>
    </style:style>
    <style:style style:name="T9" style:family="text">
      <style:text-properties officeooo:rsid="001aafc4"/>
    </style:style>
    <style:style style:name="T10" style:family="text">
      <style:text-properties officeooo:rsid="001b7843"/>
    </style:style>
    <style:style style:name="T11" style:family="text">
      <style:text-properties officeooo:rsid="001e8a61"/>
    </style:style>
    <style:style style:name="T12" style:family="text">
      <style:text-properties officeooo:rsid="00202cc1"/>
    </style:style>
    <style:style style:name="T13" style:family="text">
      <style:text-properties officeooo:rsid="0020971f"/>
    </style:style>
    <style:style style:name="T14" style:family="text">
      <style:text-properties officeooo:rsid="0023d5e9"/>
    </style:style>
    <style:style style:name="T15" style:family="text">
      <style:text-properties officeooo:rsid="0025500b"/>
    </style:style>
    <style:style style:name="T16" style:family="text">
      <style:text-properties officeooo:rsid="002590af"/>
    </style:style>
    <style:style style:name="T17" style:family="text">
      <style:text-properties fo:font-style="italic" style:font-style-asian="italic" style:font-style-complex="italic"/>
    </style:style>
    <style:style style:name="T18" style:family="text">
      <style:text-properties fo:font-style="italic" officeooo:rsid="0029865c" style:font-style-asian="italic" style:font-style-complex="italic"/>
    </style:style>
    <style:style style:name="T19" style:family="text">
      <style:text-properties fo:font-style="italic" officeooo:rsid="002d4565" style:font-style-asian="italic" style:font-style-complex="italic"/>
    </style:style>
    <style:style style:name="T20" style:family="text">
      <style:text-properties fo:font-style="italic" officeooo:rsid="002be399" style:font-style-asian="italic" style:font-style-complex="italic"/>
    </style:style>
    <style:style style:name="T21" style:family="text">
      <style:text-properties fo:font-style="italic" officeooo:rsid="002d5c6b" style:font-style-asian="italic" style:font-style-complex="italic"/>
    </style:style>
    <style:style style:name="T22" style:family="text">
      <style:text-properties fo:font-style="italic" officeooo:rsid="002efeac" style:font-style-asian="italic" style:font-style-complex="italic"/>
    </style:style>
    <style:style style:name="T23" style:family="text">
      <style:text-properties fo:font-style="italic" officeooo:rsid="003a4935" style:font-style-asian="italic" style:font-style-complex="italic"/>
    </style:style>
    <style:style style:name="T24" style:family="text">
      <style:text-properties fo:font-style="italic" officeooo:rsid="003c14d7" style:font-style-asian="italic" style:font-style-complex="italic"/>
    </style:style>
    <style:style style:name="T25" style:family="text">
      <style:text-properties fo:font-style="italic" officeooo:rsid="0048baa8" style:font-style-asian="italic" style:font-style-complex="italic"/>
    </style:style>
    <style:style style:name="T26" style:family="text">
      <style:text-properties officeooo:rsid="00273660"/>
    </style:style>
    <style:style style:name="T27" style:family="text">
      <style:text-properties officeooo:rsid="00291cfb"/>
    </style:style>
    <style:style style:name="T28" style:family="text">
      <style:text-properties officeooo:rsid="0029865c"/>
    </style:style>
    <style:style style:name="T29" style:family="text">
      <style:text-properties officeooo:rsid="002a9512"/>
    </style:style>
    <style:style style:name="T30" style:family="text">
      <style:text-properties officeooo:rsid="002be399"/>
    </style:style>
    <style:style style:name="T31" style:family="text">
      <style:text-properties officeooo:rsid="002d4565"/>
    </style:style>
    <style:style style:name="T32" style:family="text">
      <style:text-properties officeooo:rsid="002d5c6b"/>
    </style:style>
    <style:style style:name="T33" style:family="text">
      <style:text-properties officeooo:rsid="002efeac"/>
    </style:style>
    <style:style style:name="T34" style:family="text">
      <style:text-properties officeooo:rsid="002f986a"/>
    </style:style>
    <style:style style:name="T35" style:family="text">
      <style:text-properties officeooo:rsid="003139c7"/>
    </style:style>
    <style:style style:name="T36" style:family="text">
      <style:text-properties officeooo:rsid="0032c585"/>
    </style:style>
    <style:style style:name="T37" style:family="text">
      <style:text-properties officeooo:rsid="0033e744"/>
    </style:style>
    <style:style style:name="T38" style:family="text">
      <style:text-properties officeooo:rsid="0034b45b"/>
    </style:style>
    <style:style style:name="T39" style:family="text">
      <style:text-properties officeooo:rsid="0037cfa7"/>
    </style:style>
    <style:style style:name="T40" style:family="text">
      <style:text-properties officeooo:rsid="00386ae8"/>
    </style:style>
    <style:style style:name="T41" style:family="text">
      <style:text-properties officeooo:rsid="00391a48"/>
    </style:style>
    <style:style style:name="T42" style:family="text">
      <style:text-properties officeooo:rsid="003a4935"/>
    </style:style>
    <style:style style:name="T43" style:family="text">
      <style:text-properties officeooo:rsid="003d61b8"/>
    </style:style>
    <style:style style:name="T44" style:family="text">
      <style:text-properties officeooo:rsid="003ef435"/>
    </style:style>
    <style:style style:name="T45" style:family="text">
      <style:text-properties officeooo:rsid="003fe4de"/>
    </style:style>
    <style:style style:name="T46" style:family="text">
      <style:text-properties officeooo:rsid="0040515e"/>
    </style:style>
    <style:style style:name="T47" style:family="text">
      <style:text-properties officeooo:rsid="0040e1e2"/>
    </style:style>
    <style:style style:name="T48" style:family="text">
      <style:text-properties officeooo:rsid="00442f8f"/>
    </style:style>
    <style:style style:name="T49" style:family="text">
      <style:text-properties officeooo:rsid="0044dad6"/>
    </style:style>
    <style:style style:name="T50" style:family="text">
      <style:text-properties officeooo:rsid="00463076"/>
    </style:style>
    <style:style style:name="T51" style:family="text">
      <style:text-properties officeooo:rsid="0048242e"/>
    </style:style>
    <style:style style:name="T52" style:family="text">
      <style:text-properties officeooo:rsid="004a4ace"/>
    </style:style>
    <style:style style:name="T53" style:family="text">
      <style:text-properties officeooo:rsid="004c3dc4"/>
    </style:style>
    <style:style style:name="T54" style:family="text">
      <style:text-properties fo:font-style="normal" officeooo:rsid="004c3dc4" style:font-style-asian="normal" style:font-style-complex="normal"/>
    </style:style>
    <style:style style:name="T55" style:family="text">
      <style:text-properties fo:font-style="normal" officeooo:rsid="00391a48" style:font-style-asian="normal" style:font-style-complex="normal"/>
    </style:style>
    <style:style style:name="T56" style:family="text">
      <style:text-properties officeooo:rsid="004f409e"/>
    </style:style>
    <style:style style:name="T57" style:family="text">
      <style:text-properties officeooo:rsid="004fdcd8"/>
    </style:style>
    <style:style style:name="T58" style:family="text">
      <style:text-properties officeooo:rsid="0051c560"/>
    </style:style>
    <style:style style:name="T59" style:family="text">
      <style:text-properties officeooo:rsid="0053bfb7"/>
    </style:style>
    <style:style style:name="T60" style:family="text">
      <style:text-properties officeooo:rsid="0054713a"/>
    </style:style>
    <style:style style:name="T61" style:family="text">
      <style:text-properties officeooo:rsid="0055e028"/>
    </style:style>
    <style:style style:name="T62" style:family="text">
      <style:text-properties officeooo:rsid="005799c7"/>
    </style:style>
    <style:style style:name="T63" style:family="text">
      <style:text-properties officeooo:rsid="005b5af7"/>
    </style:style>
    <style:style style:name="T64" style:family="text">
      <style:text-properties officeooo:rsid="005cdb70"/>
    </style:style>
    <style:style style:name="T65" style:family="text">
      <style:text-properties officeooo:rsid="005e65d2"/>
    </style:style>
    <style:style style:name="T66" style:family="text">
      <style:text-properties officeooo:rsid="0061834b"/>
    </style:style>
    <style:style style:name="T67" style:family="text">
      <style:text-properties officeooo:rsid="0062e70e"/>
    </style:style>
    <style:style style:name="T68" style:family="text">
      <style:text-properties officeooo:rsid="0063b444"/>
    </style:style>
    <style:style style:name="T69" style:family="text">
      <style:text-properties officeooo:rsid="0065f631"/>
    </style:style>
    <style:style style:name="T70" style:family="text">
      <style:text-properties officeooo:rsid="0067b9b2"/>
    </style:style>
    <style:style style:name="T71" style:family="text">
      <style:text-properties officeooo:rsid="00685172"/>
    </style:style>
    <style:style style:name="T72" style:family="text">
      <style:text-properties officeooo:rsid="00697578"/>
    </style:style>
    <style:style style:name="T73" style:family="text">
      <style:text-properties officeooo:rsid="006b2c70"/>
    </style:style>
    <style:style style:name="T74" style:family="text">
      <style:text-properties officeooo:rsid="006b8e23"/>
    </style:style>
    <style:style style:name="T75" style:family="text">
      <style:text-properties officeooo:rsid="006d335b"/>
    </style:style>
    <style:style style:name="T76" style:family="text">
      <style:text-properties officeooo:rsid="006f156a"/>
    </style:style>
    <style:style style:name="T77" style:family="text">
      <style:text-properties officeooo:rsid="0073bfb9"/>
    </style:style>
    <style:style style:name="T78" style:family="text">
      <style:text-properties officeooo:rsid="007574a5"/>
    </style:style>
    <style:style style:name="T79" style:family="text">
      <style:text-properties officeooo:rsid="00763405"/>
    </style:style>
    <style:style style:name="T80" style:family="text">
      <style:text-properties officeooo:rsid="00786dec"/>
    </style:style>
    <style:style style:name="T81" style:family="text">
      <style:text-properties officeooo:rsid="007a2828"/>
    </style:style>
    <style:style style:name="T82" style:family="text">
      <style:text-properties officeooo:rsid="007bde04"/>
    </style:style>
    <style:style style:name="T83" style:family="text">
      <style:text-properties officeooo:rsid="007d5ad3"/>
    </style:style>
    <style:style style:name="T84" style:family="text">
      <style:text-properties officeooo:rsid="007eafeb"/>
    </style:style>
    <style:style style:name="T85" style:family="text">
      <style:text-properties officeooo:rsid="007f1514"/>
    </style:style>
    <style:style style:name="T86" style:family="text">
      <style:text-properties officeooo:rsid="008048fc"/>
    </style:style>
    <style:style style:name="T87" style:family="text">
      <style:text-properties officeooo:rsid="008230ba"/>
    </style:style>
    <style:style style:name="T88" style:family="text">
      <style:text-properties officeooo:rsid="008283ef"/>
    </style:style>
    <style:style style:name="T89" style:family="text">
      <style:text-properties officeooo:rsid="0082c3ab"/>
    </style:style>
    <style:style style:name="T90" style:family="text">
      <style:text-properties style:font-name="Courier New"/>
    </style:style>
    <style:style style:name="T91" style:family="text">
      <style:text-properties officeooo:rsid="0083d980"/>
    </style:style>
    <style:style style:name="T92" style:family="text">
      <style:text-properties officeooo:rsid="0085f8e9"/>
    </style:style>
    <style:style style:name="T93" style:family="text">
      <style:text-properties officeooo:rsid="008979a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Prinbee Query Language (PBQL)</text:p>
      <text:p text:style-name="P37"/>
      <text:p text:style-name="P37">by<text:line-break/>Alexis Wilke</text:p>
      <text:p text:style-name="P38"/>
      <text:p text:style-name="P39">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0"><text:a xlink:type="simple" xlink:href="#__RefHeading___Toc3782_3841664055" text:style-name="Index_20_Link" text:visited-style-name="Index_20_Link">Introduction<text:tab/>2</text:a></text:p>
          <text:p text:style-name="P110"><text:a xlink:type="simple" xlink:href="#__RefHeading___Toc4184_3841664055" text:style-name="Index_20_Link" text:visited-style-name="Index_20_Link">Instructions<text:tab/>2</text:a></text:p>
          <text:p text:style-name="P111"><text:a xlink:type="simple" xlink:href="#__RefHeading___Toc4035_2742366530" text:style-name="Index_20_Link" text:visited-style-name="Index_20_Link">ALTER INDEX<text:tab/>2</text:a></text:p>
          <text:p text:style-name="P111"><text:a xlink:type="simple" xlink:href="#__RefHeading___Toc4037_2742366530" text:style-name="Index_20_Link" text:visited-style-name="Index_20_Link">ALTER TABLE<text:tab/>2</text:a></text:p>
          <text:p text:style-name="P111"><text:a xlink:type="simple" xlink:href="#__RefHeading___Toc4138_2742366530" text:style-name="Index_20_Link" text:visited-style-name="Index_20_Link">BEGIN<text:tab/>4</text:a></text:p>
          <text:p text:style-name="P111"><text:a xlink:type="simple" xlink:href="#__RefHeading___Toc4140_2742366530" text:style-name="Index_20_Link" text:visited-style-name="Index_20_Link">COMMIT<text:tab/>4</text:a></text:p>
          <text:p text:style-name="P111"><text:a xlink:type="simple" xlink:href="#__RefHeading___Toc4142_2742366530" text:style-name="Index_20_Link" text:visited-style-name="Index_20_Link">CONFIG<text:tab/>5</text:a></text:p>
          <text:p text:style-name="P111"><text:a xlink:type="simple" xlink:href="#__RefHeading___Toc4041_2742366530" text:style-name="Index_20_Link" text:visited-style-name="Index_20_Link">CREATE INDEX<text:tab/>5</text:a></text:p>
          <text:p text:style-name="P111"><text:a xlink:type="simple" xlink:href="#__RefHeading___Toc4188_3841664055" text:style-name="Index_20_Link" text:visited-style-name="Index_20_Link">CREATE TABLE<text:tab/>5</text:a></text:p>
          <text:p text:style-name="P111"><text:a xlink:type="simple" xlink:href="#__RefHeading___Toc4190_3841664055" text:style-name="Index_20_Link" text:visited-style-name="Index_20_Link">CREATE TYPE<text:tab/>7</text:a></text:p>
          <text:p text:style-name="P111"><text:a xlink:type="simple" xlink:href="#__RefHeading___Toc4119_2742366530" text:style-name="Index_20_Link" text:visited-style-name="Index_20_Link">DELETE<text:tab/>8</text:a></text:p>
          <text:p text:style-name="P111"><text:a xlink:type="simple" xlink:href="#__RefHeading___Toc4123_2742366530" text:style-name="Index_20_Link" text:visited-style-name="Index_20_Link">DROP INDEX<text:tab/>8</text:a></text:p>
          <text:p text:style-name="P111"><text:a xlink:type="simple" xlink:href="#__RefHeading___Toc4125_2742366530" text:style-name="Index_20_Link" text:visited-style-name="Index_20_Link">DROP TABLE<text:tab/>8</text:a></text:p>
          <text:p text:style-name="P111"><text:a xlink:type="simple" xlink:href="#__RefHeading___Toc4127_2742366530" text:style-name="Index_20_Link" text:visited-style-name="Index_20_Link">DROP TYPE<text:tab/>8</text:a></text:p>
          <text:p text:style-name="P111"><text:a xlink:type="simple" xlink:href="#__RefHeading___Toc4043_2742366530" text:style-name="Index_20_Link" text:visited-style-name="Index_20_Link">INSERT<text:tab/>9</text:a></text:p>
          <text:p text:style-name="P111"><text:a xlink:type="simple" xlink:href="#__RefHeading___Toc4144_2742366530" text:style-name="Index_20_Link" text:visited-style-name="Index_20_Link">LOCK<text:tab/>9</text:a></text:p>
          <text:p text:style-name="P111"><text:a xlink:type="simple" xlink:href="#__RefHeading___Toc4146_2742366530" text:style-name="Index_20_Link" text:visited-style-name="Index_20_Link">ROLLBACK<text:tab/>9</text:a></text:p>
          <text:p text:style-name="P111"><text:a xlink:type="simple" xlink:href="#__RefHeading___Toc4045_2742366530" text:style-name="Index_20_Link" text:visited-style-name="Index_20_Link">SELECT<text:tab/>9</text:a></text:p>
          <text:p text:style-name="P111"><text:a xlink:type="simple" xlink:href="#__RefHeading___Toc4047_2742366530" text:style-name="Index_20_Link" text:visited-style-name="Index_20_Link">SET<text:tab/>10</text:a></text:p>
          <text:p text:style-name="P111"><text:a xlink:type="simple" xlink:href="#__RefHeading___Toc4049_2742366530" text:style-name="Index_20_Link" text:visited-style-name="Index_20_Link">UPDATE<text:tab/>10</text:a></text:p>
        </text:index-body>
      </text:table-of-content>
      <text:p text:style-name="P39"/>
      <text:p text:style-name="P39"/>
      <text:p text:style-name="P39"/>
      <text:h text:style-name="P113" text:outline-level="1"><text:bookmark-start text:name="__RefHeading___Toc3782_3841664055"/>Introduction<text:bookmark-end text:name="__RefHeading___Toc3782_3841664055"/></text:h>
      <text:p text:style-name="P39">The PBQL language is based on SQL to make it easier to learn and use. <text:span text:style-name="T50">However, m</text:span>any <text:span text:style-name="T50">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14" text:outline-level="2"><text:bookmark-start text:name="__RefHeading___Toc4035_2742366530"/><text:span text:style-name="T3">ALTER</text:span> <text:span text:style-name="T50">INDEX</text:span><text:bookmark-end text:name="__RefHeading___Toc4035_2742366530"/></text:h>
      <text:p text:style-name="P75">SYNOPSIS</text:p>
      <text:p text:style-name="P58">BEGIN <text:span text:style-name="T70">[WORK | TRANSACTION]</text:span>;<text:line-break/><text:span text:style-name="T3">ALTER </text:span><text:span text:style-name="T47">INDEX</text:span><text:span text:style-name="T3"> </text:span><text:span text:style-name="T8">[IF EXISTS] </text:span><text:span text:style-name="T3">&lt;</text:span><text:span text:style-name="T47">index</text:span><text:span text:style-name="T3">-name&gt; &lt;</text:span><text:span text:style-name="T9">action&gt;;<text:line-break/></text:span><text:span text:style-name="T13">{ </text:span>COMMIT <text:span text:style-name="T13">| ROLLBACK } </text:span><text:span text:style-name="T71">[WORK | TRANSACTION]</text:span>;</text:p>
      <text:p text:style-name="P90">where &lt;action&gt; is one of:</text:p>
      <text:p text:style-name="P83">-- index</text:p>
      <text:p text:style-name="P90">… <text:span text:style-name="T83">RENAME </text:span><text:span text:style-name="T84">[</text:span><text:span text:style-name="T83">TO </text:span><text:span text:style-name="T84">| AS]</text:span><text:span text:style-name="T83"> &lt;new-index-name&gt;;</text:span></text:p>
      <text:p text:style-name="P65"><text:span text:style-name="T5">-- </text:span><text:span text:style-name="T47">index</text:span><text:span text:style-name="T8"> flags</text:span></text:p>
      <text:p text:style-name="P55">… SET <text:span text:style-name="T9">[NOT] </text:span>SECURE;<text:line-break/>… SET TEMPORARY <text:span text:style-name="T8">| TEMP </text:span><text:span text:style-name="T10">| PERMANENT</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SET <text:span text:style-name="T9">[NOT] </text:span>SPARSE;</text:p>
      <text:p text:style-name="P62">-- <text:span text:style-name="T47">index</text:span><text:span text:style-name="T8"> features</text:span></text:p>
      <text:p text:style-name="P55">... SET MODEL <text:span text:style-name="T4">[=] </text:span>&lt;model&gt;;<text:line-break/>... SET <text:span text:style-name="T8">COMMENT</text:span> <text:span text:style-name="T4">[=] </text:span>&lt;<text:span text:style-name="T8">description</text:span>&gt;;</text:p>
      <text:p text:style-name="P62">-- <text:span text:style-name="T8">schema (columns)</text:span></text:p>
      <text:p text:style-name="P58">... <text:span text:style-name="T8">ADD</text:span> [COLUMN] &lt;name&gt;;<text:line-break/>... <text:span text:style-name="T8">DROP</text:span> [COLUMN] &lt;name&gt; <text:span text:style-name="T53">| &lt;position&gt;</text:span>;<text:line-break/><text:span text:style-name="T9">... </text:span><text:span text:style-name="T53">ADD</text:span><text:span text:style-name="T9"> [</text:span><text:span text:style-name="T53">EXPRESSION</text:span><text:span text:style-name="T9">] </text:span><text:span text:style-name="T53">( </text:span><text:span text:style-name="T9">&lt;</text:span><text:span text:style-name="T53">expression</text:span><text:span text:style-name="T9">&gt; </text:span><text:span text:style-name="T53">)</text:span><text:span text:style-name="T9">;<text:line-break/></text:span>... <text:span text:style-name="T8">DROP</text:span> [<text:span text:style-name="T53">EXPRESSION</text:span>] <text:span text:style-name="T53">&lt;position&gt;</text:span>;</text:p>
      <text:p text:style-name="P44"/>
      <text:p text:style-name="P44">where &lt;<text:span text:style-name="T53">position</text:span>&gt; is <text:span text:style-name="T53">a number representing </text:span><text:span text:style-name="T11">the </text:span><text:span text:style-name="T54">position of the column or expression to remove from the index.</text:span></text:p>
      <text:p text:style-name="P45">The <text:span text:style-name="T8">ALTER</text:span> <text:span text:style-name="T53">INDEX</text:span> instruction<text:span text:style-name="T8">s</text:span> <text:span text:style-name="T8">are</text:span> used to <text:span text:style-name="T8">update </text:span>a<text:span text:style-name="T8">n existing </text:span><text:span text:style-name="T53">index</text:span>.</text:p>
      <text:h text:style-name="P114" text:outline-level="2"><text:bookmark-start text:name="__RefHeading___Toc4037_2742366530"/><text:soft-page-break/><text:span text:style-name="T3">ALTER</text:span> TABLE<text:bookmark-end text:name="__RefHeading___Toc4037_2742366530"/></text:h>
      <text:p text:style-name="P76">SYNOPSIS</text:p>
      <text:p text:style-name="P59">BEGIN <text:span text:style-name="T70">[WORK | TRANSACTION]</text:span>;<text:line-break/><text:span text:style-name="T3">ALTER TABLE </text:span><text:span text:style-name="T8">[IF EXISTS] </text:span><text:span text:style-name="T3">&lt;table-name&gt; &lt;</text:span><text:span text:style-name="T9">action&gt;;<text:line-break/></text:span><text:span text:style-name="T13">{ </text:span>COMMIT <text:span text:style-name="T13">| ROLLBACK }</text:span> <text:span text:style-name="T70">[WORK | TRANSACTION]</text:span>;</text:p>
      <text:p text:style-name="P91">where &lt;action&gt; is one of:</text:p>
      <text:p text:style-name="P82">-- <text:span text:style-name="T82">table</text:span></text:p>
      <text:p text:style-name="P91">… <text:span text:style-name="T82">RENAME </text:span><text:span text:style-name="T84">[</text:span><text:span text:style-name="T82">TO </text:span><text:span text:style-name="T84">| AS]</text:span><text:span text:style-name="T82"> &lt;new-table-name&gt;;</text:span></text:p>
      <text:p text:style-name="P64"><text:span text:style-name="T5">-- </text:span><text:span text:style-name="T8">table flags</text:span></text:p>
      <text:p text:style-name="P53">… SET <text:span text:style-name="T9">[NOT] </text:span>SECURE;<text:line-break/>… SET TEMPORARY <text:span text:style-name="T8">| TEMP </text:span><text:span text:style-name="T10">| PERMANENT</text:span>;<text:note text:id="ftn2" text:note-class="footnote"><text:note-citation>2</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SET <text:span text:style-name="T9">[NOT] </text:span>SPARSE;</text:p>
      <text:p text:style-name="P61">-- <text:span text:style-name="T8">table features</text:span></text:p>
      <text:p text:style-name="P52">... SET REPLICATION <text:span text:style-name="T4">[=] </text:span>&lt;integer&gt;;<text:line-break/>... SET MODEL <text:span text:style-name="T4">[=] </text:span>&lt;model&gt;;<text:line-break/>... SET <text:span text:style-name="T8">COMMENT</text:span> <text:span text:style-name="T4">[=] </text:span>&lt;<text:span text:style-name="T8">description</text:span>&gt;;</text:p>
      <text:p text:style-name="P61">-- <text:span text:style-name="T8">schema (columns)</text:span></text:p>
      <text:p text:style-name="P57">...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3">[USING &lt;expression&gt;]</text:span><text:span text:style-name="T9">;</text:span></text:p>
      <text:p text:style-name="P41"/>
      <text:p text:style-name="P48">where &lt;column-definition&gt; is <text:span text:style-name="T11">the same as the &lt;column-definition&gt; in the CREATE TABLE instruction.</text:span></text:p>
      <text:p text:style-name="P48"><text:span text:style-name="T53">The </text:span><text:span text:style-name="T41">USING &lt;expression&gt; </text:span><text:span text:style-name="T53">is here</text:span><text:span text:style-name="T55"> to convert </text:span><text:span text:style-name="T54">a </text:span><text:span text:style-name="T55">previous version to this </text:span><text:span text:style-name="T54">new </text:span><text:span text:style-name="T55">version.</text:span></text:p>
      <text:p text:style-name="P43">The <text:span text:style-name="T8">ALTER</text:span> TABLE instruction<text:span text:style-name="T8">s</text:span> <text:span text:style-name="T8">are</text:span> used to <text:span text:style-name="T8">update </text:span>a<text:span text:style-name="T8">n existing </text:span>table <text:span text:style-name="T8">schema</text:span>.</text:p>
      <text:p text:style-name="P43"><text:span text:style-name="T11">It must be used between a BEGIN ALTER TABLE; statement and a COMMIT ALTER TABLE; statement. If you change your mind or on an error you may instead use ROLLBACK ALTER TABLE; statement to preven</text:span><text:span text:style-name="T12">t</text:span><text:span text:style-name="T11"> the change</text:span><text:span text:style-name="T12">s</text:span><text:span text:style-name="T11"> from taking place. </text:span><text:span text:style-name="T8">You must use the BEGIN + COMMIT concept because all alterations must occur at once. This is the </text:span><text:span text:style-name="T11">best</text:span><text:span text:style-name="T8"> way to updated </text:span><text:span text:style-name="T11">everything </text:span><text:span text:style-name="T8">in one swoop. This allows us to avoid hundred of versions of the table schema when just 2 or 3 would have been sufficient.</text:span></text:p>
      <text:p text:style-name="P103"><text:soft-page-break/><text:span text:style-name="T2">IMPORTANT NOTE:</text:span> The ALTER transaction is only an artifact of the CLI. It has zero effect on the database itself. The CLI gathers all the commands and transforms the .ini file accordingly. On a ROLLBACK, it ignores the .ini file. On a COMMIT it sends it to the database which updates the schema accordingly. In C++, you do the same: get the table schema; update it in memory locally; send <text:span text:style-name="T51">all </text:span>the changes at once.</text:p>
      <text:h text:style-name="Heading_20_2" text:outline-level="2">ALTER TYPE</text:h>
      <text:p text:style-name="P104">The ALTER TYPE is used to update a user defined type. It would be complicated to support a DROP + CREATE when other parts of the system still make use of a type (i.e. the DROP will fail if any TABLE or TYPE still uses the TYPE being dropped).</text:p>
      <text:p text:style-name="P81">SYNOPSIS</text:p>
      <text:p text:style-name="P60">BEGIN <text:span text:style-name="T70">[WORK | TRANSACTION]</text:span>;<text:line-break/><text:span text:style-name="T3">ALTER </text:span><text:span text:style-name="T78">TYPE</text:span><text:span text:style-name="T3"> </text:span><text:span text:style-name="T8">[IF EXISTS] </text:span><text:span text:style-name="T3">&lt;t</text:span><text:span text:style-name="T85">yp</text:span><text:span text:style-name="T3">e-name&gt; &lt;</text:span><text:span text:style-name="T9">action&gt;;<text:line-break/></text:span><text:span text:style-name="T13">{ </text:span>COMMIT <text:span text:style-name="T13">| ROLLBACK }</text:span> <text:span text:style-name="T70">[WORK | TRANSACTION]</text:span>;</text:p>
      <text:p text:style-name="P92">where &lt;action&gt; is one of:</text:p>
      <text:p text:style-name="P84">-- type</text:p>
      <text:p text:style-name="P107">… RENAME [TO | AS] &lt;new-type-name&gt;;</text:p>
      <text:p text:style-name="P63">-- <text:span text:style-name="T78">type</text:span><text:span text:style-name="T8"> features</text:span></text:p>
      <text:p text:style-name="P56">... SET <text:span text:style-name="T8">COMMENT</text:span> <text:span text:style-name="T4">[=] </text:span>&lt;<text:span text:style-name="T8">description</text:span>&gt;;</text:p>
      <text:p text:style-name="P63">-- <text:span text:style-name="T78">type</text:span><text:span text:style-name="T8"> (columns)</text:span></text:p>
      <text:p text:style-name="P60">...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3">[USING &lt;expression&gt;]</text:span><text:span text:style-name="T9">;</text:span></text:p>
      <text:p text:style-name="P51"/>
      <text:p text:style-name="P51">where &lt;column-definition&gt; is <text:span text:style-name="T11">the same as the &lt;column-definition&gt; in the CREATE TABLE instruction.</text:span></text:p>
      <text:p text:style-name="P51"><text:span text:style-name="T53">The </text:span><text:span text:style-name="T41">USING &lt;expression&gt; </text:span><text:span text:style-name="T53">is here</text:span><text:span text:style-name="T55"> to convert </text:span><text:span text:style-name="T54">a </text:span><text:span text:style-name="T55">previous version to this </text:span><text:span text:style-name="T54">new </text:span><text:span text:style-name="T55">version.</text:span></text:p>
      <text:p text:style-name="P117"/>
      <text:h text:style-name="Heading_20_2" text:outline-level="2"><text:bookmark-start text:name="__RefHeading___Toc4138_2742366530"/>BEGIN<text:bookmark-end text:name="__RefHeading___Toc4138_2742366530"/></text:h>
      <text:p text:style-name="P100">The BEGIN command is used to start a transaction. Some commands are only available within a transaction: ALTER INDEX, ALTER TABLE, ALTER TYPE, LOCK.</text:p>
      <text:p text:style-name="P80">SYNOPSIS</text:p>
      <text:p text:style-name="P50"><text:span text:style-name="T72">BEGIN</text:span><text:span text:style-name="T62"> [</text:span><text:span text:style-name="T72">WORK | TRANSACTION</text:span><text:span text:style-name="T62">];</text:span></text:p>
      <text:p text:style-name="P102"><text:soft-page-break/>With PBQL, this means collecting all the commands and then send one packet to the server with all the commands transformed as required. This is why there are currently quite a few limits.</text:p>
      <text:p text:style-name="P102">One set of transactions are commands related to the schema:</text:p>
      <text:list xml:id="list1065512151" text:style-name="L1">
        <text:list-item>
          <text:p text:style-name="P118">ALTER INDEX</text:p>
        </text:list-item>
        <text:list-item>
          <text:p text:style-name="P118">ALTER TABLE</text:p>
        </text:list-item>
        <text:list-item>
          <text:p text:style-name="P120">ALTER TYPE</text:p>
        </text:list-item>
        <text:list-item>
          <text:p text:style-name="P118">CREATE INDEX</text:p>
        </text:list-item>
        <text:list-item>
          <text:p text:style-name="P118">CREATE TABLE</text:p>
        </text:list-item>
        <text:list-item>
          <text:p text:style-name="P118">CREATE TYPE</text:p>
        </text:list-item>
        <text:list-item>
          <text:p text:style-name="P118">DROP INDEX</text:p>
        </text:list-item>
        <text:list-item>
          <text:p text:style-name="P118">DROP TABLE</text:p>
        </text:list-item>
        <text:list-item>
          <text:p text:style-name="P118">DROP TYPE</text:p>
        </text:list-item>
      </text:list>
      <text:p text:style-name="P102">Another set of transactions are commands related to managing data:</text:p>
      <text:list xml:id="list2607479097" text:style-name="L2">
        <text:list-item>
          <text:p text:style-name="P119">DELETE</text:p>
        </text:list-item>
        <text:list-item>
          <text:p text:style-name="P119">INSERT</text:p>
        </text:list-item>
        <text:list-item>
          <text:p text:style-name="P121">LOCK</text:p>
        </text:list-item>
        <text:list-item>
          <text:p text:style-name="P119">SELECT</text:p>
        </text:list-item>
        <text:list-item>
          <text:p text:style-name="P119">SET</text:p>
        </text:list-item>
        <text:list-item>
          <text:p text:style-name="P119">UPDATE</text:p>
        </text:list-item>
      </text:list>
      <text:p text:style-name="P102"/>
      <text:h text:style-name="Heading_20_2" text:outline-level="2"><text:bookmark-start text:name="__RefHeading___Toc4140_2742366530"/>COMMIT<text:bookmark-end text:name="__RefHeading___Toc4140_2742366530"/></text:h>
      <text:p text:style-name="P101">Commit a transaction.</text:p>
      <text:p text:style-name="P80">SYNOPSIS</text:p>
      <text:p text:style-name="P50"><text:span text:style-name="T72">COMMIT</text:span><text:span text:style-name="T62"> [</text:span><text:span text:style-name="T72">WORK | TRANSACTION</text:span><text:span text:style-name="T62">] </text:span><text:span text:style-name="T79">[IF &lt;expression&gt; [OTHERWISE ROLLBACK]]</text:span><text:span text:style-name="T62">;</text:span></text:p>
      <text:p text:style-name="P50"/>
      <text:p text:style-name="P105">Where the &lt;expression&gt; is similar to the &lt;expression&gt; of a WHERE clause in a SELECT command.</text:p>
      <text:p text:style-name="P101">When <text:span text:style-name="T73">a transaction is considered successful, use the COMMIT command to process it. </text:span><text:span text:style-name="T78">It will be processed in an atomic way (only one set of functions are executed).</text:span></text:p>
      <text:p text:style-name="P106"><text:soft-page-break/>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79">SYNOPSIS</text:p>
      <text:p text:style-name="P49"><text:span text:style-name="T62">CONFIG [&lt;name</text:span>&gt;<text:span text:style-name="T62">];</text:span></text:p>
      <text:p text:style-name="P96">The CONFIG command displays the configuration information of that instance.</text:p>
      <text:p text:style-name="P96">You cannot currently change the base configuration from the CLI, although we may add the necessary later to tweak values in the fluid-settings.</text:p>
      <text:p text:style-name="P97"><text:span text:style-name="T2">Note:</text:span> to change the configuration of a table or an index, use the ALTER TABLE or ALTER INDEX commands. These are not considered part of the system CONFIG.</text:p>
      <text:h text:style-name="Heading_20_2" text:outline-level="2"><text:bookmark-start text:name="__RefHeading___Toc4041_2742366530"/>CREATE INDEX<text:bookmark-end text:name="__RefHeading___Toc4041_2742366530"/></text:h>
      <text:p text:style-name="P77">SYNOPSIS</text:p>
      <text:p text:style-name="P46">CREATE <text:span text:style-name="T93">[DISTRIBUTED] </text:span><text:span text:style-name="T43">[UNIQUE]</text:span><text:span text:style-name="T48"> </text:span><text:span text:style-name="T43">INDEX</text:span> <text:span text:style-name="T6">[IF NOT EXIST</text:span><text:span text:style-name="T12">S</text:span><text:span text:style-name="T6">]</text:span> &lt;<text:span text:style-name="T43">index-</text:span>name&gt;<text:line-break/> <text:s text:c="3"/><text:span text:style-name="T52">[</text:span><text:span text:style-name="T47">USING &lt;index-type&gt;</text:span><text:span text:style-name="T52">]</text:span><text:line-break/> <text:s text:c="3"/><text:span text:style-name="T44">( { </text:span>&lt;column name&gt;, … <text:span text:style-name="T44">| ( &lt;expression&gt; ) } </text:span><text:span text:style-name="T89">[ASC | DESC] </text:span><text:span text:style-name="T44">[NULLS { FIRST | LAST }] )<text:line-break/> <text:s text:c="3"/></text:span><text:span text:style-name="T45">[NULLS [NOT] DISTINCT </text:span><text:span text:style-name="T49">| </text:span><text:span text:style-name="T48">WITHOUT NULLS]</text:span><text:span text:style-name="T45"><text:line-break/></text:span> <text:s text:c="3"/><text:span text:style-name="T44">[</text:span><text:span text:style-name="T43">WHERE &lt;expression&gt;</text:span><text:span text:style-name="T44">]</text:span><text:span text:style-name="T43"><text:line-break/> <text:s text:c="3"/></text:span><text:span text:style-name="T44">[WITH </text:span><text:span text:style-name="T46">( </text:span><text:span text:style-name="T44">&lt;index-feature</text:span><text:span text:style-name="T46">1</text:span><text:span text:style-name="T44">&gt;, &lt;</text:span><text:span text:style-name="T46">index-feature2&gt;, …, &lt;index-featureN&gt;</text:span><text:span text:style-name="T44"> </text:span><text:span text:style-name="T46">)</text:span><text:span text:style-name="T44">]</text:span><text:span text:style-name="T43">;</text:span></text:p>
      <text:p text:style-name="P89">where the &lt;index-features&gt; is one or more items separated by commas:<text:line-break/> <text:s text:c="3"/>COMMENT <text:span text:style-name="T45">[=] </text:span>&lt;description&gt;</text:p>
      <text:p text:style-name="P109">At the moment, the only <text:span text:style-name="T90">&lt;index-type&gt;</text:span> is B-tree. We may offer other types later (i.e. sequential index where the OID represents the location of the data in the file).</text:p>
      <text:h text:style-name="P115" text:outline-level="2"><text:bookmark-start text:name="__RefHeading___Toc4188_3841664055"/>CREATE TABLE<text:bookmark-end text:name="__RefHeading___Toc4188_3841664055"/></text:h>
      <text:p text:style-name="P78">SYNOPSIS</text:p>
      <text:p text:style-name="P42">CREATE <text:span text:style-name="T3">[SECURE]</text:span> <text:span text:style-name="T3">[TEMPORARY </text:span><text:span text:style-name="T7">| TEMP</text:span><text:span text:style-name="T3">] [SPARSE] </text:span><text:span text:style-name="T15">[LOGGED | UNLOGGED]</text:span><text:span text:style-name="T3"> </text:span>TABLE <text:span text:style-name="T6">[IF NOT EXIST</text:span><text:span text:style-name="T12">S</text:span><text:span text:style-name="T6">]</text:span> &lt;table-name&gt;<text:span text:style-name="T3"> </text:span>(<text:line-break/> <text:s text:c="3"/>&lt;column name&gt; &lt;<text:span text:style-name="T87">type&gt; </text:span><text:span text:style-name="T88">[</text:span>&lt;column-definition&gt;<text:span text:style-name="T88">]</text:span>,<text:line-break/> <text:s text:c="3"/>…,<text:line-break/> <text:s text:c="3"/><text:span text:style-name="T52">[</text:span><text:span text:style-name="T37">PRIMARY KEY ( &lt;column1&gt;, &lt;column2&gt;, …, &lt;columnN&gt; )</text:span><text:span text:style-name="T52">]</text:span><text:line-break/>) <text:span text:style-name="T46">[</text:span>WITH <text:span text:style-name="T46">( </text:span>&lt;table-feature<text:span text:style-name="T46">1</text:span>&gt;, &lt;<text:span text:style-name="T46">table-feature2&gt;, </text:span>…, &lt;<text:span text:style-name="T46">table-featureN&gt; )]</text:span>;</text:p>
      <text:p text:style-name="P47"><text:soft-page-break/>where &lt;column-definition&gt; is <text:span text:style-name="T3">one or more of space separated </text:span><text:span text:style-name="T11">items</text:span>:<text:line-break/> <text:s text:c="3"/>DEFAULT &lt;expression&gt;<text:line-break/> <text:s text:c="3"/><text:span text:style-name="T39">[</text:span>NOT<text:span text:style-name="T36">]</text:span> NULL<text:line-break/> <text:s text:c="3"/><text:span text:style-name="T34">VISIBLE | HIDDEN<text:line-break/> <text:s text:c="3"/>OVERWRITTEN | VERSIONED<text:line-break/> <text:s text:c="3"/></text:span><text:span text:style-name="T38">CHECK (&lt;expression&gt;)<text:line-break/> <text:s text:c="3"/></text:span><text:span text:style-name="T39">CHECK MAXIMUM SIZE &lt;integer&gt;</text:span><text:span text:style-name="T34"><text:line-break/> <text:s text:c="3"/></text:span><text:span text:style-name="T35">PRIMARY KEY<text:line-break/> <text:s text:c="3"/></text:span><text:span text:style-name="T49">UNIQUE </text:span><text:span text:style-name="T45">[NULLS [NOT] DISTINCT </text:span><text:span text:style-name="T49">| </text:span><text:span text:style-name="T48">WITHOUT NULLS</text:span><text:span text:style-name="T45">]</text:span><text:span text:style-name="T35"><text:line-break/> <text:s text:c="3"/></text:span><text:span text:style-name="T39">COMMENT &lt;description&gt;</text:span></text:p>
      <text:p text:style-name="P87">where &lt;type&gt; is one of:<text:line-break/> <text:s text:c="3"/>BOOLEAN <text:span text:style-name="T17">(bool—this one can at times be compressed to 1 bit)</text:span><text:line-break/> <text:s text:c="3"/>INT1 <text:span text:style-name="T17">(int8_t)</text:span><text:line-break/> <text:s text:c="3"/>SMALLINT | INT2 <text:span text:style-name="T17">(int16_t)</text:span><text:line-break/> <text:s text:c="3"/>INTEGER | INT | INT4 <text:span text:style-name="T17">(int32_t)</text:span><text:line-break/> <text:s text:c="3"/>BIGINT | INT8 <text:span text:style-name="T17">(int64_t)</text:span><text:line-break/> <text:s text:c="3"/>INT16 <text:span text:style-name="T17">(int128_t)</text:span><text:line-break/> <text:s text:c="3"/><text:span text:style-name="T28">INT32 </text:span><text:span text:style-name="T18">(int256_t)</text:span><text:span text:style-name="T28"><text:line-break/> <text:s text:c="3"/>INT64 </text:span><text:span text:style-name="T18">(int512_t)</text:span><text:line-break/> <text:s text:c="3"/>UNSIGNED INT1 <text:span text:style-name="T17">(uint8_t)</text:span><text:line-break/> <text:s text:c="3"/>UNSIGNED INT2 <text:span text:style-name="T17">(uint16_t)</text:span><text:line-break/> <text:s text:c="3"/>UNSIGNED INTEGER <text:span text:style-name="T38">| UNSIGNED INT </text:span>| UNSIGNED INT4 <text:span text:style-name="T17">(uint32_t)</text:span><text:line-break/> <text:s text:c="3"/>UNSIGNED BIGINT | UNSIGNED INT8 <text:span text:style-name="T17">(uint1</text:span><text:span text:style-name="T25">=</text:span><text:span text:style-name="T17">6</text:span><text:span text:style-name="T25">4</text:span><text:span text:style-name="T17">_t)</text:span><text:line-break/> <text:s text:c="3"/>UNSIGNED INT16 <text:span text:style-name="T17">(</text:span><text:span text:style-name="T18">u</text:span><text:span text:style-name="T17">int128_t)</text:span><text:line-break/> <text:s text:c="3"/>UNSIGNE<text:span text:style-name="T29">D </text:span><text:span text:style-name="T28">INT32 </text:span><text:span text:style-name="T18">(uint256_t)</text:span><text:span text:style-name="T28"><text:line-break/> <text:s text:c="3"/></text:span>UNSIGNED <text:span text:style-name="T28">INT64 </text:span><text:span text:style-name="T18">(uint512_t)</text:span><text:span text:style-name="T28"><text:line-break/> <text:s text:c="3"/></text:span><text:span text:style-name="T38">F</text:span><text:span text:style-name="T31">L</text:span><text:span text:style-name="T38">OAT</text:span><text:span text:style-name="T31">2 </text:span><text:span text:style-name="T19">(float16)</text:span><text:span text:style-name="T28"><text:line-break/> <text:s text:c="3"/></text:span><text:span text:style-name="T30">REAL </text:span><text:span text:style-name="T38">| FLOAT</text:span><text:span text:style-name="T30">4 </text:span><text:span text:style-name="T20">(float, </text:span><text:span text:style-name="T19">32 bits</text:span><text:span text:style-name="T20">)</text:span><text:line-break/> <text:s text:c="3"/><text:span text:style-name="T38">DOUBLE PRECISION | FLOAT</text:span><text:span text:style-name="T31">8 </text:span><text:span text:style-name="T19">(double)</text:span><text:span text:style-name="T31"><text:line-break/> <text:s text:c="3"/></text:span><text:span text:style-name="T38">FLOAT</text:span><text:span text:style-name="T31">10 </text:span><text:span text:style-name="T19">(long double)</text:span><text:span text:style-name="T31"><text:line-break/> <text:s text:c="3"/>CHAR </text:span><text:span text:style-name="T19">(one UTF-8 character)</text:span><text:span text:style-name="T31"><text:line-break/> <text:s text:c="3"/>TEXT </text:span><text:span text:style-name="T19">(a UTF-8 string)</text:span><text:line-break/> <text:s text:c="3"/><text:span text:style-name="T31">TIMESTAMP </text:span><text:span text:style-name="T19">(timespec)</text:span><text:span text:style-name="T31"><text:line-break/> <text:s text:c="3"/></text:span><text:span text:style-name="T42">TIMESTAMP WITH </text:span><text:span text:style-name="T32">TIMEZONE </text:span><text:span text:style-name="T21">(</text:span><text:span text:style-name="T23">timespec + </text:span><text:span text:style-name="T24">uint16_t representing timezone</text:span><text:span text:style-name="T21">)</text:span><text:span text:style-name="T32"><text:line-break/> <text:s text:c="3"/>UUID </text:span><text:span text:style-name="T21">(uint128_t)</text:span><text:span text:style-name="T32"><text:line-break/> <text:s text:c="3"/></text:span><text:span text:style-name="T33">BYTEA </text:span><text:span text:style-name="T22">(binary data managed by client)</text:span><text:span text:style-name="T33"><text:line-break/> <text:s text:c="3"/>EMAIL </text:span><text:span text:style-name="T22">(a UTF-8 string)</text:span><text:span text:style-name="T33"><text:line-break/> <text:s text:c="3"/>INET </text:span><text:span text:style-name="T22">(uint128_t with IPv4 or IPv6)</text:span><text:span text:style-name="T33"><text:line-break/> <text:s text:c="3"/>&lt;user-type&gt; </text:span><text:span text:style-name="T22">(name of a type defined by the user)</text:span></text:p>
      <text:p text:style-name="P54">where &lt;table-feature&gt; is one or more of comma separated <text:span text:style-name="T11">items</text:span>:<text:line-break/> <text:s text:c="3"/>REPLICATION <text:span text:style-name="T11">[=] </text:span>&lt;integer&gt;<text:line-break/> <text:s text:c="3"/>MODEL <text:span text:style-name="T11">[=] </text:span>&lt;model&gt;<text:line-break/><text:soft-page-break/><text:span text:style-name="T1"> <text:s text:c="3"/></text:span>COMMENT <text:span text:style-name="T11">[=] </text:span>&lt;description&gt;<text:line-break/> <text:s text:c="3"/><text:span text:style-name="T11">VERSION ROWS [=] &lt;integer&gt; . &lt;</text:span><text:span text:style-name="T13">integer&gt;<text:line-break/> <text:s text:c="3"/></text:span><text:span text:style-name="T14">BLOOMFILTER [=] &lt;TBD&gt;<text:line-break/> <text:s text:c="3"/>BLOB </text:span><text:span text:style-name="T15">LIMIT [=] &lt;integer&gt;<text:line-break/> <text:s text:c="3"/>BLOB COMPRESSOR [=] &lt;command&gt;<text:line-break/> <text:s text:c="3"/>INLINE LIMIT [=] &lt;integer&gt;<text:line-break/> <text:s text:c="3"/>EXTERNAL FILE COMPRESSOR [=] &lt;command&gt; </text:span><text:span text:style-name="T26">FILTER </text:span><text:span text:style-name="T27">[OUT]</text:span><text:span text:style-name="T26"> &lt;pattern1&gt; </text:span><text:span text:style-name="T27">[AND] </text:span><text:span text:style-name="T26">&lt;pattern2&gt; </text:span><text:span text:style-name="T27">[AND] </text:span><text:span text:style-name="T26">… </text:span><text:span text:style-name="T27">[AND] </text:span><text:span text:style-name="T26">&lt;patternN&gt;</text:span></text:p>
      <text:p text:style-name="P40">The CREATE TABLE instruction is used to create a new table. <text:span text:style-name="T12">The IF NOT EXISTS can be used to skip the creation if the table already exists. This is just a CLI feature making it easier to write scripts that skip this step if not necessary. </text:span><text:span text:style-name="T13">In C++, you can first check whether the table exists </text:span><text:span text:style-name="T16">and create it if not</text:span><text:span text:style-name="T13">.</text:span></text:p>
      <text:p text:style-name="P85">The &lt;model&gt; value is one of the following strings:</text:p>
      <text:list xml:id="list1031724775" text:style-name="L3">
        <text:list-item>
          <text:p text:style-name="P122">‘content’</text:p>
        </text:list-item>
        <text:list-item>
          <text:p text:style-name="P122">‘data’</text:p>
        </text:list-item>
        <text:list-item>
          <text:p text:style-name="P122">‘log’</text:p>
        </text:list-item>
        <text:list-item>
          <text:p text:style-name="P122">‘queue’</text:p>
        </text:list-item>
        <text:list-item>
          <text:p text:style-name="P122">‘sequential’</text:p>
        </text:list-item>
        <text:list-item>
          <text:p text:style-name="P122">‘session’</text:p>
        </text:list-item>
        <text:list-item>
          <text:p text:style-name="P122">‘tree’</text:p>
        </text:list-item>
      </text:list>
      <text:p text:style-name="P85">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86">The BLOB LIMIT defines the size of a blob before it gets compressed.</text:p>
      <text:p text:style-name="P123">The INLINE LIMIT defines the maximum size for a column (viewing the blob as one column) before it gets moved to an <text:span text:style-name="T17">external</text:span> file instead of being saved inline.</text:p>
      <text:p text:style-name="P124">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CREATE TYPE<text:bookmark-end text:name="__RefHeading___Toc4190_3841664055"/></text:h>
      <text:p text:style-name="P88">Create a user defined type.</text:p>
      <text:p text:style-name="P66">SYNOPSIS</text:p>
      <text:p text:style-name="P6"><text:soft-page-break/>CREATE TYPE &lt;<text:span text:style-name="T77">name</text:span><text:span text:style-name="T40">&gt;</text:span> AS (<text:line-break/> &lt;<text:span text:style-name="T40">name&gt; &lt;type&gt;</text:span>,<text:line-break/> …<text:line-break/>) <text:span text:style-name="T52">[</text:span><text:span text:style-name="T41">WITH &lt;type-features&gt;</text:span><text:span text:style-name="T52">]</text:span>;</text:p>
      <text:p text:style-name="P36">-- <text:span text:style-name="T52">OR</text:span></text:p>
      <text:p text:style-name="P16">CREATE TYPE &lt;<text:span text:style-name="T77">name</text:span>&gt; AS ENUM [USING &lt;int-type&gt;] (<text:line-break/> &lt;name&gt;,<text:line-break/> ...<text:line-break/>) [WITH &lt;type-features&gt;];</text:p>
      <text:p text:style-name="P16"/>
      <text:p text:style-name="P2">where &lt;type-features&gt; are a list of comma separated parameters:<text:line-break/> <text:s text:c="3"/>COMMENT [=] &lt;description&gt;<text:line-break/> <text:s text:c="3"/><text:span text:style-name="T86">COMPARE [=] &lt;script&gt;</text:span></text:p>
      <text:p text:style-name="P108"><text:span text:style-name="T91">w</text:span>here the COMPARE script is used to compare two objects of that type and return -1 (type A &lt; type B), 0 (A == B), 1 (A &gt; B).</text:p>
      <text:p text:style-name="P93">The USING part of the ENUM accepts an integer type such as INT<text:span text:style-name="T65">4</text:span>. The default is INT2. <text:span text:style-name="T65">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99">Remove a complete row.</text:p>
      <text:p text:style-name="P70">SYNOPSIS</text:p>
      <text:p text:style-name="P11"><text:span text:style-name="T66">DELETE FROM</text:span><text:span text:style-name="T57"> &lt;table-name&gt;<text:line-break/> <text:s/></text:span><text:span text:style-name="T66">WHERE &lt;expression&gt;;</text:span><text:span text:style-name="T57"><text:line-break/></text:span></text:p>
      <text:p text:style-name="P22">The WHERE &lt;expression&gt; <text:span text:style-name="T66">must exactly match an index, it </text:span>can <text:span text:style-name="T66">also </text:span>be used to further filter the <text:span text:style-name="T66">row to be deleted</text:span>.</text:p>
      <text:h text:style-name="Heading_20_2" text:outline-level="2"><text:bookmark-start text:name="__RefHeading___Toc4123_2742366530"/>DROP INDEX<text:bookmark-end text:name="__RefHeading___Toc4123_2742366530"/></text:h>
      <text:p text:style-name="P26">Remove an index.</text:p>
      <text:p text:style-name="P71">SYNOPSIS</text:p>
      <text:p text:style-name="P12"><text:span text:style-name="T67">DROP INDEX</text:span><text:span text:style-name="T57"> </text:span><text:span text:style-name="T69">[IF EXISTS] </text:span><text:span text:style-name="T57">&lt;</text:span><text:span text:style-name="T67">index</text:span><text:span text:style-name="T57">-name&gt;;</text:span></text:p>
      <text:p text:style-name="P27">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27">Remove a table.</text:p>
      <text:p text:style-name="P71"><text:soft-page-break/>SYNOPSIS</text:p>
      <text:p text:style-name="P13"><text:span text:style-name="T67">DROP TABLE</text:span><text:span text:style-name="T57"> </text:span><text:span text:style-name="T69">[IF EXISTS]</text:span><text:span text:style-name="T57"> &lt;table-name&gt;;</text:span></text:p>
      <text:p text:style-name="P23"><text:span text:style-name="T67">Note that all the </text:span><text:span text:style-name="T68">user defined types, </text:span><text:span text:style-name="T67">indexes, bloom filters, and files attached to </text:span><text:span text:style-name="T68">that</text:span><text:span text:style-name="T67"> table get removed too</text:span>.</text:p>
      <text:p text:style-name="P27"><text:span text:style-name="T2">WARNING:</text:span> when removing a table, all the data gets deleted. <text:span text:style-name="T68">There is no backup prior to the deletion.</text:span></text:p>
      <text:h text:style-name="Heading_20_2" text:outline-level="2"><text:bookmark-start text:name="__RefHeading___Toc4127_2742366530"/>DROP TYPE<text:bookmark-end text:name="__RefHeading___Toc4127_2742366530"/></text:h>
      <text:p text:style-name="P27">Remove a user defined type.</text:p>
      <text:p text:style-name="P72">SYNOPSIS</text:p>
      <text:p text:style-name="P13"><text:span text:style-name="T67">DROP TYPE</text:span><text:span text:style-name="T57"> </text:span><text:span text:style-name="T69">[IF EXISTS]</text:span><text:span text:style-name="T57"> &lt;t</text:span><text:span text:style-name="T67">yp</text:span><text:span text:style-name="T57">e-name&gt;;</text:span></text:p>
      <text:p text:style-name="P28">A user type that is in use cannot be dropped.</text:p>
      <text:h text:style-name="Heading_20_2" text:outline-level="2"><text:bookmark-start text:name="__RefHeading___Toc4043_2742366530"/>INSERT<text:bookmark-end text:name="__RefHeading___Toc4043_2742366530"/></text:h>
      <text:p text:style-name="P95">The INSERT command tries to add a new row. If a row with that primary key already exists, then it fails. To get the same behavior as an “INSERT … <text:span text:style-name="T62">ON CONFLICT DO</text:span> UPDATE …” or “UPSERT ...”, use the SET command instead.</text:p>
      <text:p text:style-name="P68">SYNOPSIS</text:p>
      <text:p text:style-name="P8"><text:span text:style-name="T57">INSERT INTO &lt;table-name&gt;<text:line-break/> <text:s/>( &lt;column-name&gt;, … )<text:line-break/> <text:s/>VALUES ( &lt;expression&gt; </text:span><text:span text:style-name="T58">| DEFAULT</text:span><text:span text:style-name="T57">, … );</text:span></text:p>
      <text:p text:style-name="P18"/>
      <text:p text:style-name="P4"><text:span text:style-name="T57">W</text:span>here <text:span text:style-name="T56">ORDER BY uses an </text:span>&lt;<text:span text:style-name="T56">index</text:span>-<text:span text:style-name="T56">name</text:span>&gt; <text:span text:style-name="T56">instead of column names because we only offer those order. If not specified, then the OID index gets used so the order is going to be the table primary key.</text:span></text:p>
      <text:p text:style-name="P20">The WHERE &lt;expression&gt; can be used to further filter the returned data.</text:p>
      <text:p text:style-name="P32">If you only want to update an existing row, then use the UPDATE command.</text:p>
      <text:h text:style-name="Heading_20_2" text:outline-level="2"><text:bookmark-start text:name="__RefHeading___Toc4144_2742366530"/>LOCK<text:bookmark-end text:name="__RefHeading___Toc4144_2742366530"/></text:h>
      <text:p text:style-name="P33">The LOCK command can only be used inside a transaction (BEGIN + LOCK + commands + COMMIT | ROLLBACK).</text:p>
      <text:p text:style-name="P73">SYNOPSIS</text:p>
      <text:p text:style-name="P14"><text:span text:style-name="T74">LOCK [TABLE] &lt;table-</text:span><text:span text:style-name="T56">name&gt; </text:span><text:span text:style-name="T74">[IN &lt;lock-mode&gt; MODE];<text:line-break/></text:span></text:p>
      <text:p text:style-name="P29">TBD: look at defining &lt;lock-mode&gt;</text:p>
      <text:p text:style-name="P33"><text:soft-page-break/>The lock ensures that multiple commands run with no interferences. Any other commands <text:span text:style-name="T75">from another client will be serialized before or after this set of commands.</text:span></text:p>
      <text:p text:style-name="P35"><text:span text:style-name="T2">TODO:</text:span> <text:span text:style-name="T81">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Heading_20_2" text:outline-level="2"><text:bookmark-start text:name="__RefHeading___Toc4146_2742366530"/>ROLLBACK<text:bookmark-end text:name="__RefHeading___Toc4146_2742366530"/></text:h>
      <text:p text:style-name="P30">Cancel a transaction.</text:p>
      <text:p text:style-name="P74">SYNOPSIS</text:p>
      <text:p text:style-name="P15"><text:span text:style-name="T76">ROLLBACK</text:span><text:span text:style-name="T74"> [</text:span><text:span text:style-name="T76">WORK | TRANSACTION</text:span><text:span text:style-name="T74">]</text:span><text:span text:style-name="T62"> </text:span><text:span text:style-name="T79">[IF &lt;expression&gt; [OTHERWISE </text:span><text:span text:style-name="T80">COMMIT</text:span><text:span text:style-name="T79">]]</text:span><text:span text:style-name="T74">;</text:span></text:p>
      <text:p text:style-name="P30">This is used along a BEGIN to completely forget a transaction.</text:p>
      <text:p text:style-name="P34">If &lt;expression&gt; is specified and it is true, then the ROLLBACK happens, otherwise a COMMIT happens.</text:p>
      <text:h text:style-name="P116" text:outline-level="2"><text:bookmark-start text:name="__RefHeading___Toc4045_2742366530"/>SELECT<text:bookmark-end text:name="__RefHeading___Toc4045_2742366530"/></text:h>
      <text:p text:style-name="P94">Get data from the database.</text:p>
      <text:p text:style-name="P67">SYNOPSIS</text:p>
      <text:p text:style-name="P7"><text:span text:style-name="T56">SELECT</text:span> <text:span text:style-name="T56">{ </text:span>* <text:span text:style-name="T56">| &lt;column-name&gt;, … </text:span><text:span text:style-name="T59">| DEFAULT VALUES </text:span><text:span text:style-name="T56">}<text:line-break/> <text:s/>FROM &lt;table-name&gt;<text:line-break/> <text:s/>[WHERE &lt;expression&gt;]</text:span><text:line-break/> <text:s/><text:span text:style-name="T56">[ORDER BY </text:span><text:span text:style-name="T57">{ PRIMARY KEY | </text:span><text:span text:style-name="T56">&lt;index-name&gt; </text:span><text:span text:style-name="T57">}</text:span><text:span text:style-name="T56">]<text:line-break/> <text:s/>[LIMIT &lt;integer&gt;];</text:span></text:p>
      <text:p text:style-name="P17"/>
      <text:p text:style-name="P3"><text:span text:style-name="T57">W</text:span>here <text:span text:style-name="T56">ORDER BY uses an </text:span>&lt;<text:span text:style-name="T56">index</text:span>-<text:span text:style-name="T56">name</text:span>&gt; <text:span text:style-name="T56">instead of column names because we only offer those order</text:span><text:span text:style-name="T60">s</text:span><text:span text:style-name="T56">. If not specified, then the </text:span><text:span text:style-name="T60">primary key </text:span><text:span text:style-name="T56">index gets used.</text:span></text:p>
      <text:p text:style-name="P20">The WHERE &lt;expression&gt; can be used to further filter the returned data.</text:p>
      <text:p text:style-name="P24">The DEFAULT VALUES means that the SELECT returns a list of all the columns with a default value and that default value. In this case, the WHERE and ORDER BY cannot be used. <text:span text:style-name="T61">This SELECT works locally only (since we have the schema at hand).</text:span></text:p>
      <text:p text:style-name="P21">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98">Save data in the database. This is similar to an INSERT except that it works whether the row already exists or not.</text:p>
      <text:p text:style-name="P69"><text:soft-page-break/>SYNOPSIS</text:p>
      <text:p text:style-name="P9"><text:span text:style-name="T56">SET</text:span> <text:span text:style-name="T56">&lt;column-name&gt; </text:span><text:span text:style-name="T63">= &lt;value&gt; |</text:span><text:span text:style-name="T59"> DEFAULT, …</text:span><text:span text:style-name="T56"><text:line-break/> <text:s/></text:span><text:span text:style-name="T63">INTO</text:span><text:span text:style-name="T56"> &lt;table-name&gt;<text:line-break/> <text:s/>WHERE &lt;expression&gt;;</text:span></text:p>
      <text:p text:style-name="P19"/>
      <text:p text:style-name="P5"><text:span text:style-name="T63">The WHERE is </text:span><text:span text:style-name="T56">use</text:span><text:span text:style-name="T63">d to specify a key that matches an index’s definition one to one</text:span><text:span text:style-name="T56">. </text:span><text:span text:style-name="T63">If you have the primary key, all the best.</text:span></text:p>
      <text:p text:style-name="P31">Mandatory columns are not required if the SET updates an existing row.</text:p>
      <text:p text:style-name="P25"><text:span text:style-name="T2">Note:</text:span> setting a column to DEFAULT or NULL has the effect of deleting that column<text:note text:id="ftn3" text:note-class="footnote"><text:note-citation>3</text:note-citation><text:note-body><text:p text:style-name="P112">The deletion happens only if the row has a variable size.</text:p></text:note-body></text:note>.</text:p>
      <text:h text:style-name="Heading_20_2" text:outline-level="2"><text:bookmark-start text:name="__RefHeading___Toc4049_2742366530"/>UPDATE<text:bookmark-end text:name="__RefHeading___Toc4049_2742366530"/></text:h>
      <text:p text:style-name="P25">Update an existing row.</text:p>
      <text:p text:style-name="P69">SYNOPSIS</text:p>
      <text:p text:style-name="P10"><text:span text:style-name="T63">UPDATE</text:span> <text:span text:style-name="T56">&lt;table-name&gt;<text:line-break/> <text:s/></text:span><text:span text:style-name="T64">SET </text:span><text:span text:style-name="T56">&lt;column-name&gt; </text:span><text:span text:style-name="T63">= &lt;value&gt; |</text:span><text:span text:style-name="T59"> DEFAULT, …</text:span><text:span text:style-name="T56"><text:line-break/> <text:s/>WHERE &lt;expression&gt;;</text:span></text:p>
      <text:p text:style-name="P19"/>
      <text:p text:style-name="P5"><text:span text:style-name="T63">The WHERE is </text:span><text:span text:style-name="T56">use</text:span><text:span text:style-name="T63">d to specify a key that matches an index’s definition one to one</text:span><text:span text:style-name="T56">. </text:span><text:span text:style-name="T63">If you have the primary key, all the best.</text:span></text:p>
      <text:p text:style-name="P25">The UPDATE works only if the column being updated exists. If you want to auto-create the column at the same time, use the SET command inste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4-11-01T19:10:23.839755661</dc:date>
    <meta:editing-duration>P7DT10H5M17S</meta:editing-duration>
    <meta:editing-cycles>66</meta:editing-cycles>
    <meta:generator>LibreOffice/7.3.7.2$Linux_X86_64 LibreOffice_project/30$Build-2</meta:generator>
    <meta:document-statistic meta:table-count="0" meta:image-count="0" meta:object-count="0" meta:page-count="12" meta:paragraph-count="204" meta:word-count="2564" meta:character-count="15153" meta:non-whitespace-character-count="12560"/>
  </office:meta>
</office:document-meta>
</file>